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6dd0" officeooo:paragraph-rsid="00026dd0"/>
    </style:style>
    <style:style style:name="P2" style:family="paragraph" style:parent-style-name="Standard" style:list-style-name="L1">
      <style:text-properties officeooo:rsid="00026dd0" officeooo:paragraph-rsid="000324c5"/>
    </style:style>
    <style:style style:name="P3" style:family="paragraph" style:parent-style-name="Standard">
      <style:text-properties fo:font-size="16pt" fo:font-weight="bold" officeooo:rsid="00026dd0" officeooo:paragraph-rsid="00026dd0" style:font-size-asian="16pt" style:font-weight-asian="bold" style:font-size-complex="16pt" style:font-weight-complex="bold"/>
    </style:style>
    <style:style style:name="P4" style:family="paragraph" style:parent-style-name="Standard" style:list-style-name="L1">
      <style:text-properties officeooo:rsid="000324c5" officeooo:paragraph-rsid="000324c5"/>
    </style:style>
    <style:style style:name="P5" style:family="paragraph" style:parent-style-name="Standard" style:list-style-name="L1">
      <style:text-properties fo:color="#990000" officeooo:rsid="000324c5" officeooo:paragraph-rsid="000324c5"/>
    </style:style>
    <style:style style:name="P6" style:family="paragraph" style:parent-style-name="Standard" style:list-style-name="L1">
      <style:paragraph-properties fo:line-height="150%" fo:text-align="justify" style:justify-single-word="false"/>
      <style:text-properties fo:color="#990000" officeooo:rsid="00050d2d" officeooo:paragraph-rsid="00050d2d"/>
    </style:style>
    <style:style style:name="P7" style:family="paragraph" style:parent-style-name="Standard" style:list-style-name="L1">
      <style:paragraph-properties fo:line-height="150%" fo:text-align="justify" style:justify-single-word="false"/>
      <style:text-properties fo:color="#990000" officeooo:rsid="00050d2d" officeooo:paragraph-rsid="0005eb48"/>
    </style:style>
    <style:style style:name="P8" style:family="paragraph" style:parent-style-name="Standard" style:list-style-name="L1">
      <style:paragraph-properties fo:line-height="150%" fo:text-align="justify" style:justify-single-word="false"/>
      <style:text-properties fo:color="#990000" officeooo:rsid="0005eb48" officeooo:paragraph-rsid="0005eb48"/>
    </style:style>
    <style:style style:name="P9" style:family="paragraph" style:parent-style-name="Standard" style:list-style-name="L1">
      <style:paragraph-properties fo:line-height="150%" fo:text-align="justify" style:justify-single-word="false"/>
      <style:text-properties fo:color="#990000" officeooo:rsid="00065f77" officeooo:paragraph-rsid="00065f77"/>
    </style:style>
    <style:style style:name="P10" style:family="paragraph" style:parent-style-name="Standard" style:list-style-name="L1">
      <style:text-properties officeooo:rsid="00050d2d" officeooo:paragraph-rsid="00050d2d"/>
    </style:style>
    <style:style style:name="P11" style:family="paragraph" style:parent-style-name="Standard" style:list-style-name="L1">
      <style:paragraph-properties fo:line-height="150%" fo:text-align="justify" style:justify-single-word="false"/>
      <style:text-properties officeooo:rsid="00050d2d" officeooo:paragraph-rsid="00050d2d"/>
    </style:style>
    <style:style style:name="P12" style:family="paragraph" style:parent-style-name="Standard" style:list-style-name="L1">
      <style:paragraph-properties fo:line-height="150%" fo:text-align="justify" style:justify-single-word="false"/>
      <style:text-properties officeooo:rsid="00050d2d" officeooo:paragraph-rsid="00053653"/>
    </style:style>
    <style:style style:name="P13" style:family="paragraph" style:parent-style-name="Standard" style:list-style-name="L1">
      <style:paragraph-properties fo:line-height="150%" fo:text-align="justify" style:justify-single-word="false"/>
      <style:text-properties officeooo:rsid="00050d2d" officeooo:paragraph-rsid="0005eb48"/>
    </style:style>
    <style:style style:name="P14" style:family="paragraph" style:parent-style-name="Standard">
      <style:paragraph-properties fo:line-height="150%" fo:text-align="justify" style:justify-single-word="false"/>
      <style:text-properties officeooo:rsid="00050d2d" officeooo:paragraph-rsid="0005eb48"/>
    </style:style>
    <style:style style:name="P15" style:family="paragraph" style:parent-style-name="Standard" style:list-style-name="L1">
      <style:paragraph-properties fo:line-height="150%" fo:text-align="justify" style:justify-single-word="false"/>
      <style:text-properties fo:color="#000099" officeooo:rsid="00050d2d" officeooo:paragraph-rsid="00050d2d"/>
    </style:style>
    <style:style style:name="P16" style:family="paragraph" style:parent-style-name="Standard" style:list-style-name="L1">
      <style:paragraph-properties fo:line-height="150%" fo:text-align="justify" style:justify-single-word="false"/>
      <style:text-properties fo:color="#000099" officeooo:rsid="00050d2d" officeooo:paragraph-rsid="0005eb48"/>
    </style:style>
    <style:style style:name="P17" style:family="paragraph" style:parent-style-name="Standard" style:list-style-name="L1">
      <style:paragraph-properties fo:line-height="150%" fo:text-align="justify" style:justify-single-word="false"/>
      <style:text-properties fo:color="#000099" officeooo:rsid="0005eb48" officeooo:paragraph-rsid="0005eb48"/>
    </style:style>
    <style:style style:name="P18" style:family="paragraph" style:parent-style-name="Standard" style:list-style-name="L1">
      <style:paragraph-properties fo:line-height="150%" fo:text-align="justify" style:justify-single-word="false"/>
      <style:text-properties fo:color="#000099" officeooo:rsid="00065f77" officeooo:paragraph-rsid="00065f77"/>
    </style:style>
    <style:style style:name="P19" style:family="paragraph" style:parent-style-name="Standard" style:list-style-name="L1">
      <style:paragraph-properties fo:line-height="150%" fo:text-align="justify" style:justify-single-word="false"/>
      <style:text-properties officeooo:rsid="0005eb48" officeooo:paragraph-rsid="0005eb48"/>
    </style:style>
    <style:style style:name="P20" style:family="paragraph" style:parent-style-name="Standard" style:list-style-name="L1">
      <style:paragraph-properties fo:line-height="150%" fo:text-align="justify" style:justify-single-word="false"/>
      <style:text-properties officeooo:rsid="00065f77" officeooo:paragraph-rsid="00065f77"/>
    </style:style>
    <style:style style:name="T1" style:family="text">
      <style:text-properties officeooo:rsid="000324c5"/>
    </style:style>
    <style:style style:name="T2" style:family="text">
      <style:text-properties fo:color="#cc0000" officeooo:rsid="000324c5"/>
    </style:style>
    <style:style style:name="T3" style:family="text">
      <style:text-properties fo:color="#cc0000" style:text-line-through-style="solid" style:text-line-through-type="single" style:text-underline-style="none" fo:font-weight="bold" officeooo:rsid="000324c5" style:font-weight-asian="bold" style:font-weight-complex="bold"/>
    </style:style>
    <style:style style:name="T4" style:family="text">
      <style:text-properties fo:color="#cc0000" style:text-line-through-style="solid" style:text-line-through-type="single" style:text-underline-style="none" officeooo:rsid="000324c5"/>
    </style:style>
    <style:style style:name="T5" style:family="text">
      <style:text-properties fo:color="#000099" officeooo:rsid="000324c5"/>
    </style:style>
    <style:style style:name="T6" style:family="text">
      <style:text-properties fo:color="#000099" style:text-underline-style="solid" style:text-underline-width="auto" style:text-underline-color="font-color" fo:font-weight="bold" officeooo:rsid="000324c5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0066"/>
    </style:style>
    <style:style style:name="T9" style:family="text">
      <style:text-properties fo:color="#000066" style:text-underline-style="solid" style:text-underline-width="auto" style:text-underline-color="font-color" fo:font-weight="bold" style:font-weight-asian="bold" style:font-weight-complex="bold"/>
    </style:style>
    <style:style style:name="T10" style:family="text">
      <style:text-properties style:text-line-through-style="solid" style:text-line-through-type="single" style:text-underline-style="none" fo:font-weight="bold" style:font-weight-asian="bold" style:font-weight-complex="bold"/>
    </style:style>
    <style:style style:name="T11" style:family="text">
      <style:text-properties style:text-line-through-style="solid" style:text-line-through-type="single" style:font-name="Arial" fo:font-size="11pt" fo:language="en" fo:country="US" officeooo:rsid="0005eb48" style:font-name-asian="Arial1" style:font-size-asian="11pt" style:font-size-complex="11pt"/>
    </style:style>
    <style:style style:name="T12" style:family="text">
      <style:text-properties style:text-line-through-style="solid" style:text-line-through-type="single" style:font-name="Arial" fo:font-size="11pt" fo:language="en" fo:country="US" officeooo:rsid="00053653" style:font-name-asian="Arial1" style:font-size-asian="11pt" style:font-size-complex="11pt"/>
    </style:style>
    <style:style style:name="T13" style:family="text">
      <style:text-properties style:text-line-through-style="solid" style:text-line-through-type="single" style:font-name="Arial" fo:font-size="11pt" fo:language="en" fo:country="US" fo:font-weight="bold" style:font-name-asian="Arial1" style:font-size-asian="11pt" style:font-weight-asian="bold" style:font-size-complex="11pt" style:font-weight-complex="bold"/>
    </style:style>
    <style:style style:name="T14" style:family="text">
      <style:text-properties style:text-line-through-style="solid" style:text-line-through-type="single" style:font-name="Arial" fo:font-size="11pt" fo:language="en" fo:country="US" fo:font-weight="bold" officeooo:rsid="0005eb48" style:font-name-asian="Arial1" style:font-size-asian="11pt" style:font-weight-asian="bold" style:font-size-complex="11pt" style:font-weight-complex="bold"/>
    </style:style>
    <style:style style:name="T15" style:family="text">
      <style:text-properties style:text-line-through-style="solid" style:text-line-through-type="single" style:font-name="Arial" fo:font-size="11pt" fo:language="en" fo:country="US" fo:font-weight="bold" officeooo:rsid="00053653" style:font-name-asian="Arial1" style:font-size-asian="11pt" style:font-weight-asian="bold" style:font-size-complex="11pt" style:font-weight-complex="bold"/>
    </style:style>
    <style:style style:name="T16" style:family="text">
      <style:text-properties style:text-line-through-style="solid" style:text-line-through-type="single" style:font-name="Arial" fo:font-size="11pt" fo:language="en" fo:country="US" style:text-underline-style="none" fo:font-weight="bold" style:font-name-asian="Arial1" style:font-size-asian="11pt" style:font-weight-asian="bold" style:font-size-complex="11pt" style:font-weight-complex="bold"/>
    </style:style>
    <style:style style:name="T17" style:family="text">
      <style:text-properties style:font-name="Arial" fo:font-size="11pt" fo:language="en" fo:country="US" style:font-name-asian="Arial1" style:font-size-asian="11pt" style:font-size-complex="11pt"/>
    </style:style>
    <style:style style:name="T18" style:family="text">
      <style:text-properties style:font-name="Arial" fo:font-size="11pt" fo:language="en" fo:country="US" officeooo:rsid="00053653" style:font-name-asian="Arial1" style:font-size-asian="11pt" style:font-size-complex="11pt"/>
    </style:style>
    <style:style style:name="T19" style:family="text">
      <style:text-properties style:font-name="Arial" fo:font-size="11pt" fo:language="en" fo:country="US" officeooo:rsid="0005eb48" style:font-name-asian="Arial1" style:font-size-asian="11pt" style:font-size-complex="11pt"/>
    </style:style>
    <style:style style:name="T20" style:family="text">
      <style:text-properties style:font-name="Arial" fo:font-size="11pt" fo:language="en" fo:country="US" style:text-underline-style="solid" style:text-underline-width="auto" style:text-underline-color="font-color" officeooo:rsid="00053653" style:font-name-asian="Arial1" style:font-size-asian="11pt" style:font-size-complex="11pt"/>
    </style:style>
    <style:style style:name="T21" style:family="text">
      <style:text-properties style:font-name="Arial" fo:font-size="11pt" fo:language="en" fo:country="US" style:text-underline-style="solid" style:text-underline-width="auto" style:text-underline-color="font-color" fo:font-weight="bold" style:font-name-asian="Arial1" style:font-size-asian="11pt" style:font-weight-asian="bold" style:font-size-complex="11pt" style:font-weight-complex="bold"/>
    </style:style>
    <style:style style:name="T22" style:family="text">
      <style:text-properties style:font-name="Arial" fo:font-size="11pt" fo:language="en" fo:country="US" style:text-underline-style="solid" style:text-underline-width="auto" style:text-underline-color="font-color" fo:font-weight="bold" officeooo:rsid="0005eb48" style:font-name-asian="Arial1" style:font-size-asian="11pt" style:font-weight-asian="bold" style:font-size-complex="11pt" style:font-weight-complex="bold"/>
    </style:style>
    <style:style style:name="T23" style:family="text">
      <style:text-properties style:font-name="Arial" fo:font-size="11pt" fo:language="en" fo:country="US" style:text-underline-style="solid" style:text-underline-width="auto" style:text-underline-color="font-color" fo:font-weight="bold" officeooo:rsid="00053653" style:font-name-asian="Arial1" style:font-size-asian="11pt" style:font-weight-asian="bold" style:font-size-complex="11pt" style:font-weight-complex="bold"/>
    </style:style>
    <style:style style:name="T24" style:family="text">
      <style:text-properties style:font-name="Arial" fo:font-size="11pt" fo:language="en" fo:country="US" fo:font-weight="bold" style:font-name-asian="Arial1" style:font-size-asian="11pt" style:font-weight-asian="bold" style:font-size-complex="11pt" style:font-weight-complex="bold"/>
    </style:style>
    <style:style style:name="T25" style:family="text">
      <style:text-properties style:font-name="Arial" fo:font-size="11pt" fo:language="en" fo:country="US" fo:font-weight="bold" officeooo:rsid="00053653" style:font-name-asian="Arial1" style:font-size-asian="11pt" style:font-weight-asian="bold" style:font-size-complex="11pt" style:font-weight-complex="bold"/>
    </style:style>
    <style:style style:name="T26" style:family="text">
      <style:text-properties fo:color="#990000" style:font-name="Arial" fo:font-size="11pt" fo:language="en" fo:country="US" style:font-name-asian="Arial1" style:font-size-asian="11pt" style:font-size-complex="11pt"/>
    </style:style>
    <style:style style:name="T27" style:family="text">
      <style:text-properties fo:color="#990000" style:text-line-through-style="solid" style:text-line-through-type="single" style:font-name="Arial" fo:font-size="11pt" fo:language="en" fo:country="US" fo:font-weight="bold" style:font-name-asian="Arial1" style:font-size-asian="11pt" style:font-weight-asian="bold" style:font-size-complex="11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Erros Frequentes</text:p>
      <text:p text:style-name="P1"/>
      <text:list xml:id="list6972706271135591771" text:style-name="L1">
        <text:list-item>
          <text:p text:style-name="P2">Usar nomes e adjetivos <text:span text:style-name="T1">e verbos e adjetivos </text:span>na ordem usal de português. Sempre que inverter quando possível. Quando uma frase estiver muito não-natural é provavelmente isso. Exemplos:<text:line-break/><text:span text:style-name="T5">Emerging technologies such as SDN and NFV are great promises and would </text:span><text:span text:style-name="T6">change drastically</text:span><text:span text:style-name="T5"> the development and operation of computer networks.</text:span><text:span text:style-name="T1"><text:line-break/></text:span><text:span text:style-name="T2">Emerging technologies such as SDN and NFV can be considered great promises that would </text:span><text:span text:style-name="T3">drastically change</text:span><text:span text:style-name="T4"> </text:span><text:span text:style-name="T2">the development and operation of computer networks.</text:span><text:span text:style-name="T1"><text:line-break/></text:span></text:p>
        </text:list-item>
        <text:list-item>
          <text:p text:style-name="P4">a) Artigo desnecessário. Normalmente isso ocorre porque o nome está funcionando como adjetivo. Nesse caso, ele não deve possuir artigo algum. <text:line-break/>b) more redundante<text:line-break/><text:span text:style-name="T8">Studies show that <text:s/>realistic Ethernet traffic </text:span><text:span text:style-name="T9">provides different</text:span><text:span text:style-name="T8"> and variable load characteristics on router</text:span></text:p>
          <text:p text:style-name="P5">Studies show that a realistic Ethernet traffic<text:span text:style-name="T10"> provides a different</text:span> and <text:span text:style-name="T10">more</text:span> variable load characteristics on routers<text:line-break/></text:p>
        </text:list-item>
        <text:list-item>
          <text:p text:style-name="P10">Usar <text:span text:style-name="T7">mean</text:span> ao invés de <text:span text:style-name="T7"><text:s/></text:span><text:span text:style-name="T24">average</text:span></text:p>
          <text:p text:style-name="P15"><text:span text:style-name="T17">Even with the same </text:span><text:span text:style-name="T21">mean</text:span><text:span text:style-name="T17"> bandwidth consumption. </text:span></text:p>
          <text:p text:style-name="P11"><text:span text:style-name="T26">Even with the same</text:span><text:span text:style-name="T27"> average</text:span><text:span text:style-name="T26"> bandwidth consumption. </text:span><text:span text:style-name="T17"><text:s/></text:span></text:p>
          <text:p text:style-name="P11"><text:span text:style-name="T17"/></text:p>
        </text:list-item>
        <text:list-item>
          <text:p text:style-name="P11"><text:span text:style-name="T17">a) Sugestão: Usar “</text:span><text:span text:style-name="T24">this fact”</text:span><text:span text:style-name="T17"> para substituir um “</text:span><text:span text:style-name="T24">it</text:span><text:span text:style-name="T17">” recente.</text:span></text:p>
          <text:p text:style-name="P11"><text:span text:style-name="T17">b) Testar se “</text:span><text:span text:style-name="T24">that employ</text:span><text:span text:style-name="T17">” substitui bem um with repetitivo.</text:span></text:p>
          <text:p text:style-name="P15"><text:span text:style-name="T21">This fact </text:span><text:span text:style-name="T17">indicates that tests </text:span><text:span text:style-name="T21">that employ</text:span><text:span text:style-name="T17"> constant bit rate traffic generator tools are not enough for a complete validation of new technologies.</text:span></text:p>
          <text:p text:style-name="P6"><text:span text:style-name="T16">It</text:span><text:span text:style-name="T17"> indicates that tests </text:span><text:span text:style-name="T16">with</text:span><text:span text:style-name="T17"> constant bit rate traffic generator tools are not enough for a complete validation of new technologies.</text:span></text:p>
          <text:p text:style-name="P6"><text:span text:style-name="T17"/></text:p>
        </text:list-item>
        <text:list-item>
          <text:p text:style-name="P12"><text:span text:style-name="T18">Usar </text:span><text:span text:style-name="T25">thus</text:span><text:span text:style-name="T18"> como conectivo.</text:span></text:p>
          <text:p text:style-name="P17"><text:span text:style-name="T18">A burstier traffic can cause packet losses and buffer overflows on network; </text:span><text:span text:style-name="T23">thus degenerating</text:span><text:span text:style-name="T18"> network performance, and <text:s/>measurement accuracy.</text:span></text:p>
          <text:p text:style-name="P8"><text:span text:style-name="T18">A burstier traffic can cause packet losses and buffer overflows on network; </text:span><text:span text:style-name="T15">degenerating</text:span><text:span text:style-name="T18"> network performance, and <text:s/>measurement accuracy.</text:span></text:p>
          <text:p text:style-name="P8"><text:span text:style-name="T18"/></text:p>
        </text:list-item>
        <text:list-item>
          <text:p text:style-name="P13"><text:span text:style-name="T19">Usar preposição antes do verbo (?) </text:span></text:p>
          <text:p text:style-name="P16"><text:span text:style-name="T19">It is a well-known fact that applications have a huge performance degradation </text:span><text:span text:style-name="T22">in processing</text:span><text:span text:style-name="T19"> small packets.</text:span></text:p>
          <text:p text:style-name="P7"><text:span text:style-name="T19">It is a well-known fact that applications have a huge performance degradation <text:s/></text:span><text:span text:style-name="T14">processing</text:span><text:span text:style-name="T19"> small packets</text:span></text:p>
          <text:p text:style-name="P7"><text:span text:style-name="T19"/></text:p>
        </text:list-item>
        <text:list-item>
          <text:p text:style-name="P19"><text:span text:style-name="T17">Usar rater como conectivo</text:span></text:p>
          <text:p text:style-name="P17"><text:span text:style-name="T17">A realistic synthetic traffic must not have a single one but </text:span><text:span text:style-name="T21">rater</text:span><text:span text:style-name="T17"> use variable packet sizes.</text:span></text:p>
          <text:p text:style-name="P8"><text:soft-page-break/><text:span text:style-name="T17">A realistic synthetic traffic must not have a single one but </text:span><text:span text:style-name="T13">must</text:span><text:span text:style-name="T17"> use variable packet sizes.</text:span></text:p>
        </text:list-item>
        <text:list-item>
          <text:p text:style-name="P20"><text:span text:style-name="T17">Usar </text:span><text:span text:style-name="T24">Furthermore</text:span><text:span text:style-name="T17"> em início de frases. </text:span></text:p>
          <text:p text:style-name="P18"><text:span text:style-name="T21">Furthermore</text:span><text:span text:style-name="T17"> realistic workload generators are also essential security research</text:span></text:p>
          <text:p text:style-name="P9"><text:span text:style-name="T17">Realistic workload generators are also essential security research</text:span></text:p>
        </text:list-item>
        <text:list-item>
          <text:p text:style-name="P20"><text:span text:style-name="T17"/></text:p>
        </text:list-item>
      </text:list>
      <text:p text:style-name="P14"><text:span text:style-name="T17"><text:tab/></text:span></text:p>
      <text:p text:style-name="P14"><text:span text:style-name="T17"/></text:p>
      <text:p text:style-name="P14"><text:span text:style-name="T17"/></text:p>
      <text:p text:style-name="P14"><text:span text:style-name="T17"/></text:p>
      <text:p text:style-name="P14"><text:span text:style-name="T17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6T21:40:40.257780823</meta:creation-date>
    <dc:date>2018-03-06T22:48:08.055750638</dc:date>
    <meta:editing-duration>PT5M53S</meta:editing-duration>
    <meta:editing-cycles>1</meta:editing-cycles>
    <meta:document-statistic meta:table-count="0" meta:image-count="0" meta:object-count="0" meta:page-count="2" meta:paragraph-count="25" meta:word-count="359" meta:character-count="2372" meta:non-whitespace-character-count="2031"/>
    <meta:generator>LibreOffice/5.1.6.2$Linux_X86_64 LibreOffice_project/10m0$Build-2</meta:generator>
  </office:meta>
</office:document-meta>
</file>